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Symbol" svg:font-family="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lassesDeEquivalenciaIncluirEmpregado" style:family="table">
      <style:table-properties style:width="17.013cm" fo:margin-left="0cm" table:align="left"/>
    </style:style>
    <style:style style:name="ClassesDeEquivalenciaIncluirEmpregado.A" style:family="table-column">
      <style:table-column-properties style:column-width="4.048cm"/>
    </style:style>
    <style:style style:name="ClassesDeEquivalenciaIncluirEmpregado.B" style:family="table-column">
      <style:table-column-properties style:column-width="5.953cm"/>
    </style:style>
    <style:style style:name="ClassesDeEquivalenciaIncluirEmpregado.C" style:family="table-column">
      <style:table-column-properties style:column-width="7.011cm"/>
    </style:style>
    <style:style style:name="ClassesDeEquivalenciaIncluirEmpregad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lassesDeEquivalenciaIncluirEmpregado.C1" style:family="table-cell">
      <style:table-cell-properties fo:padding="0.097cm" fo:border="0.002cm solid #000000"/>
    </style:style>
    <style:style style:name="ClassesDeEquivalenciaIncluirEmpregado.A2" style:family="table-cell">
      <style:table-cell-properties fo:padding="0.097cm" fo:border-left="0.002cm solid #000000" fo:border-right="none" fo:border-top="none" fo:border-bottom="0.002cm solid #000000"/>
    </style:style>
    <style:style style:name="ClassesDeEquivalenciaIncluirEmpregado.C2" style:family="table-cell">
      <style:table-cell-properties fo:padding="0.097cm" fo:border-left="0.002cm solid #000000" fo:border-right="0.002cm solid #000000" fo:border-top="none" fo:border-bottom="0.002cm solid #000000"/>
    </style:style>
    <style:style style:name="IncluirEmpregado" style:family="table">
      <style:table-properties style:width="17.013cm" fo:margin-left="0cm" table:align="left"/>
    </style:style>
    <style:style style:name="IncluirEmpregado.A" style:family="table-column">
      <style:table-column-properties style:column-width="1.72cm"/>
    </style:style>
    <style:style style:name="IncluirEmpregado.B" style:family="table-column">
      <style:table-column-properties style:column-width="2.196cm"/>
    </style:style>
    <style:style style:name="IncluirEmpregado.C" style:family="table-column">
      <style:table-column-properties style:column-width="2.646cm"/>
    </style:style>
    <style:style style:name="IncluirEmpregado.D" style:family="table-column">
      <style:table-column-properties style:column-width="1.693cm"/>
    </style:style>
    <style:style style:name="IncluirEmpregado.E" style:family="table-column">
      <style:table-column-properties style:column-width="1.958cm"/>
    </style:style>
    <style:style style:name="IncluirEmpregado.F" style:family="table-column">
      <style:table-column-properties style:column-width="1.984cm"/>
    </style:style>
    <style:style style:name="IncluirEmpregado.G" style:family="table-column">
      <style:table-column-properties style:column-width="1.296cm"/>
    </style:style>
    <style:style style:name="IncluirEmpregado.H" style:family="table-column">
      <style:table-column-properties style:column-width="1.96cm"/>
    </style:style>
    <style:style style:name="IncluirEmpregado.I" style:family="table-column">
      <style:table-column-properties style:column-width="1.559cm"/>
    </style:style>
    <style:style style:name="IncluirEmpregad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ncluirEmpregado.I1" style:family="table-cell">
      <style:table-cell-properties fo:padding="0.097cm" fo:border="0.002cm solid #000000"/>
    </style:style>
    <style:style style:name="IncluirEmpregado.A2" style:family="table-cell">
      <style:table-cell-properties fo:padding="0.097cm" fo:border-left="0.002cm solid #000000" fo:border-right="none" fo:border-top="none" fo:border-bottom="0.002cm solid #000000"/>
    </style:style>
    <style:style style:name="IncluirEmpregado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223cm"/>
    </style:style>
    <style:style style:name="Tabela1.B" style:family="table-column">
      <style:table-column-properties style:column-width="8.401cm"/>
    </style:style>
    <style:style style:name="Tabela1.C" style:family="table-column">
      <style:table-column-properties style:column-width="6.38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043cm"/>
    </style:style>
    <style:style style:name="Tabela4.B" style:family="table-column">
      <style:table-column-properties style:column-width="7.091cm"/>
    </style:style>
    <style:style style:name="Tabela4.C" style:family="table-column">
      <style:table-column-properties style:column-width="6.879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C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72cm"/>
    </style:style>
    <style:style style:name="Tabela3.B" style:family="table-column">
      <style:table-column-properties style:column-width="2.196cm"/>
    </style:style>
    <style:style style:name="Tabela3.C" style:family="table-column">
      <style:table-column-properties style:column-width="2.646cm"/>
    </style:style>
    <style:style style:name="Tabela3.D" style:family="table-column">
      <style:table-column-properties style:column-width="1.693cm"/>
    </style:style>
    <style:style style:name="Tabela3.E" style:family="table-column">
      <style:table-column-properties style:column-width="1.958cm"/>
    </style:style>
    <style:style style:name="Tabela3.F" style:family="table-column">
      <style:table-column-properties style:column-width="1.984cm"/>
    </style:style>
    <style:style style:name="Tabela3.G" style:family="table-column">
      <style:table-column-properties style:column-width="1.296cm"/>
    </style:style>
    <style:style style:name="Tabela3.H" style:family="table-column">
      <style:table-column-properties style:column-width="1.96cm"/>
    </style:style>
    <style:style style:name="Tabela3.I" style:family="table-column">
      <style:table-column-properties style:column-width="1.559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I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514cm"/>
    </style:style>
    <style:style style:name="Tabela5.B" style:family="table-column">
      <style:table-column-properties style:column-width="6.668cm"/>
    </style:style>
    <style:style style:name="Tabela5.C" style:family="table-column">
      <style:table-column-properties style:column-width="7.832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.64cm"/>
    </style:style>
    <style:style style:name="Tabela6.B" style:family="table-column">
      <style:table-column-properties style:column-width="2.223cm"/>
    </style:style>
    <style:style style:name="Tabela6.C" style:family="table-column">
      <style:table-column-properties style:column-width="5.159cm"/>
    </style:style>
    <style:style style:name="Tabela6.D" style:family="table-column">
      <style:table-column-properties style:column-width="3.108cm"/>
    </style:style>
    <style:style style:name="Tabela6.E" style:family="table-column">
      <style:table-column-properties style:column-width="4.882cm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E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font-size-asian="8.75pt" style:font-size-complex="10pt"/>
    </style:style>
    <style:style style:name="P3" style:family="paragraph" style:parent-style-name="Table_20_Contents">
      <style:text-properties style:font-name="Calibri" fo:font-size="11pt" style:font-name-asian="Calibri" style:font-size-asian="11pt" style:font-name-complex="Calibri" style:font-size-complex="11pt"/>
    </style:style>
    <style:style style:name="P4" style:family="paragraph" style:parent-style-name="Table_20_Contents">
      <style:text-properties style:font-name="Times New Roman" fo:font-size="10pt" style:font-name-asian="Calibri" style:font-size-asian="8.75pt" style:font-name-complex="Calibri" style:font-size-complex="10pt"/>
    </style:style>
    <style:style style:name="P5" style:family="paragraph" style:parent-style-name="Table_20_Contents">
      <style:text-properties style:font-name="Times New Roman" fo:font-size="10pt" style:font-name-asian="Calibri" style:font-size-asian="10pt" style:font-name-complex="Calibri" style:font-size-complex="10pt"/>
    </style:style>
    <style:style style:name="P6" style:family="paragraph" style:parent-style-name="Standard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fo:font-style="normal" style:text-underline-style="none" style:font-size-asian="8.75pt" style:font-style-asian="normal" style:font-size-complex="10pt" style:font-style-complex="normal"/>
    </style:style>
    <style:style style:name="P10" style:family="paragraph" style:parent-style-name="Standard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6pt" style:font-name-asian="Calibri" style:font-size-asian="16pt" style:font-name-complex="Calibri" style:font-size-complex="16pt"/>
    </style:style>
    <style:style style:name="P1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14" style:family="paragraph" style:parent-style-name="Standard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15" style:family="paragraph" style:parent-style-name="Standard">
      <style:text-properties fo:font-size="10pt" fo:font-style="normal" style:text-underline-style="none" style:font-size-asian="8.75pt" style:font-style-asian="normal" style:font-size-complex="10pt" style:font-style-complex="normal"/>
    </style:style>
    <style:style style:name="P16" style:family="paragraph" style:parent-style-name="Standard">
      <style:text-properties fo:font-size="10pt" style:font-size-asian="8.75pt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style:writing-mode="lr-tb"/>
    </style:style>
    <style:style style:name="P19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style:font-size-asian="8.75pt" style:font-size-complex="10pt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" style:family="text">
      <style:text-properties fo:color="#000000" style:font-name="Times New Roman" fo:font-weight="normal" style:font-name-asian="Calibri" style:font-weight-asian="normal" style:font-name-complex="Calibri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alibri" fo:font-size="11pt" style:font-name-asian="Calibri" style:font-size-asian="11pt" style:font-name-complex="Calibri" style:font-size-complex="11pt"/>
    </style:style>
    <style:style style:name="T5" style:family="text">
      <style:text-properties fo:font-size="10pt" style:font-size-asian="8.75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RIO</text:p>
      <text:p text:style-name="Standard"/>
      <text:p text:style-name="Standard">Trabalho de Programação modular</text:p>
      <text:p text:style-name="Standard"/>
      <text:p text:style-name="Standard">Alunos: Pedro Jardim</text:p>
      <text:p text:style-name="Standard"><text:tab/> <text:s/>Tiago Neves</text:p>
      <text:p text:style-name="Standard"/>
      <text:p text:style-name="P11"><text:tab/><text:tab/><text:tab/><text:tab/><text:span text:style-name="T3">Casos de teste do sistema</text:span></text:p>
      <text:p text:style-name="Standard"/>
      <text:p text:style-name="P7">Teste incluir Empregado :</text:p>
      <text:p text:style-name="Standard"><text:tab/><text:span text:style-name="T1">Classes de equivalência :</text:span></text:p>
      <text:p text:style-name="P6"/>
      <table:table table:name="ClassesDeEquivalenciaIncluirEmpregado" table:style-name="ClassesDeEquivalenciaIncluirEmpregado">
        <table:table-column table:style-name="ClassesDeEquivalenciaIncluirEmpregado.A"/>
        <table:table-column table:style-name="ClassesDeEquivalenciaIncluirEmpregado.B"/>
        <table:table-column table:style-name="ClassesDeEquivalenciaIncluirEmpregado.C"/>
        <table:table-row>
          <table:table-cell table:style-name="ClassesDeEquivalenciaIncluirEmpregado.A1" office:value-type="string">
            <text:p text:style-name="P1">Entradas</text:p>
          </table:table-cell>
          <table:table-cell table:style-name="ClassesDeEquivalenciaIncluirEmpregado.A1" office:value-type="string">
            <text:p text:style-name="P1">Classe de equivalência válida</text:p>
          </table:table-cell>
          <table:table-cell table:style-name="ClassesDeEquivalenciaIncluirEmpregado.C1" office:value-type="string">
            <text:p text:style-name="P1">Classe de equivalência invalida</text:p>
          </table:table-cell>
        </table:table-row>
        <table:table-row>
          <table:table-cell table:style-name="ClassesDeEquivalenciaIncluirEmpregado.A2" office:value-type="string">
            <text:p text:style-name="P1">CPF</text:p>
          </table:table-cell>
          <table:table-cell table:style-name="ClassesDeEquivalenciaIncluirEmpregado.A2" office:value-type="string">
            <text:p text:style-name="P1">CPF válido de acordo com as normas do CPF Brasileiro.</text:p>
          </table:table-cell>
          <table:table-cell table:style-name="ClassesDeEquivalenciaIncluirEmpregado.C2" office:value-type="string">
            <text:p text:style-name="P1">Caracteres não informados.</text:p>
            <text:p text:style-name="P1">Qualquer cadeia de numeros ou carcters que não estejam de acordo com o norma Brasileira de CPF</text:p>
          </table:table-cell>
        </table:table-row>
        <table:table-row>
          <table:table-cell table:style-name="ClassesDeEquivalenciaIncluirEmpregado.A2" office:value-type="string">
            <text:p text:style-name="P1">Nome Completo</text:p>
          </table:table-cell>
          <table:table-cell table:style-name="ClassesDeEquivalenciaIncluirEmpregado.A2" office:value-type="string">
            <text:p text:style-name="P4">Cadeia de caracteres de tamanho máximo de 100</text:p>
          </table:table-cell>
          <table:table-cell table:style-name="ClassesDeEquivalenciaIncluirEmpregado.C2" office:value-type="string">
            <text:p text:style-name="P5">Caracteres não informados.</text:p>
            <text:p text:style-name="P4">Cadeia de caracteres de maior que 100.</text:p>
          </table:table-cell>
        </table:table-row>
        <table:table-row>
          <table:table-cell table:style-name="ClassesDeEquivalenciaIncluirEmpregado.A2" office:value-type="string">
            <text:p text:style-name="P1">Sexo</text:p>
          </table:table-cell>
          <table:table-cell table:style-name="ClassesDeEquivalenciaIncluirEmpregado.A2" office:value-type="string">
            <text:p text:style-name="P4">Cadeia de carcteres 'Masculino' ou 'Feminino'</text:p>
          </table:table-cell>
          <table:table-cell table:style-name="ClassesDeEquivalenciaIncluirEmpregado.C2" office:value-type="string">
            <text:p text:style-name="P5">Caracteres não informados.</text:p>
            <text:p text:style-name="P4">Qualquer caideia de caracteres que não sejam 'Masculino' ou 'Feminino'</text:p>
          </table:table-cell>
        </table:table-row>
        <table:table-row>
          <table:table-cell table:style-name="ClassesDeEquivalenciaIncluirEmpregado.A2" office:value-type="string">
            <text:p text:style-name="P1">Data de Nascimento</text:p>
          </table:table-cell>
          <table:table-cell table:style-name="ClassesDeEquivalenciaIncluirEmpregado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ClassesDeEquivalenciaIncluirEmpregado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  <table:table-row>
          <table:table-cell table:style-name="ClassesDeEquivalenciaIncluirEmpregado.A2" office:value-type="string">
            <text:p text:style-name="P1">Data de Admissão</text:p>
          </table:table-cell>
          <table:table-cell table:style-name="ClassesDeEquivalenciaIncluirEmpregado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ClassesDeEquivalenciaIncluirEmpregado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  <table:table-row>
          <table:table-cell table:style-name="ClassesDeEquivalenciaIncluirEmpregado.A2" office:value-type="string">
            <text:p text:style-name="P1">Salário</text:p>
          </table:table-cell>
          <table:table-cell table:style-name="ClassesDeEquivalenciaIncluirEmpregado.A2" office:value-type="string">
            <text:p text:style-name="P3">Salário atual deve ser &gt;= 500,00 e &lt;= 100.000,00.</text:p>
          </table:table-cell>
          <table:table-cell table:style-name="ClassesDeEquivalenciaIncluirEmpregado.C2" office:value-type="string">
            <text:p text:style-name="P1">Caracteres não informados.</text:p>
            <text:p text:style-name="P3">Salário <text:s/>&lt;= 500,00 e &gt;= 100.000,00.</text:p>
          </table:table-cell>
        </table:table-row>
        <table:table-row>
          <table:table-cell table:style-name="ClassesDeEquivalenciaIncluirEmpregado.A2" office:value-type="string">
            <text:p text:style-name="P1">Data de Desligamento</text:p>
          </table:table-cell>
          <table:table-cell table:style-name="ClassesDeEquivalenciaIncluirEmpregado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ClassesDeEquivalenciaIncluirEmpregado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IncluirEmpregado" table:style-name="IncluirEmpregado">
        <table:table-column table:style-name="IncluirEmpregado.A"/>
        <table:table-column table:style-name="IncluirEmpregado.B"/>
        <table:table-column table:style-name="IncluirEmpregado.C"/>
        <table:table-column table:style-name="IncluirEmpregado.D"/>
        <table:table-column table:style-name="IncluirEmpregado.E"/>
        <table:table-column table:style-name="IncluirEmpregado.F"/>
        <table:table-column table:style-name="IncluirEmpregado.G"/>
        <table:table-column table:style-name="IncluirEmpregado.H"/>
        <table:table-column table:style-name="IncluirEmpregado.I"/>
        <table:table-row>
          <table:table-cell table:style-name="IncluirEmpregado.A1" office:value-type="string">
            <text:p text:style-name="P1">Testes de entradas</text:p>
          </table:table-cell>
          <table:table-cell table:style-name="IncluirEmpregado.A1" office:value-type="string">
            <text:p text:style-name="P1">CPF</text:p>
          </table:table-cell>
          <table:table-cell table:style-name="IncluirEmpregado.A1" office:value-type="string">
            <text:p text:style-name="P1">Nome Completo</text:p>
          </table:table-cell>
          <table:table-cell table:style-name="IncluirEmpregado.A1" office:value-type="string">
            <text:p text:style-name="P1">Sexo</text:p>
          </table:table-cell>
          <table:table-cell table:style-name="IncluirEmpregado.A1" office:value-type="string">
            <text:p text:style-name="P1">Data de Nascimento</text:p>
          </table:table-cell>
          <table:table-cell table:style-name="IncluirEmpregado.A1" office:value-type="string">
            <text:p text:style-name="P1">Data de Admissão</text:p>
          </table:table-cell>
          <table:table-cell table:style-name="IncluirEmpregado.A1" office:value-type="string">
            <text:p text:style-name="P1">Salário</text:p>
          </table:table-cell>
          <table:table-cell table:style-name="IncluirEmpregado.A1" office:value-type="string">
            <text:p text:style-name="P1">Data de Desligamento</text:p>
          </table:table-cell>
          <table:table-cell table:style-name="IncluirEmpregado.I1" office:value-type="string">
            <text:p text:style-name="P1">Saida Esperada</text:p>
          </table:table-cell>
        </table:table-row>
        <table:table-row>
          <table:table-cell table:style-name="IncluirEmpregado.A2" office:value-type="string">
            <text:p text:style-name="P1">Teste entradas 1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mpregado incluido com sucesso</text:p>
          </table:table-cell>
        </table:table-row>
        <table:table-row>
          <table:table-cell table:style-name="IncluirEmpregado.A2" office:value-type="string">
            <text:p text:style-name="P1">Teste entradas 2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CPF não pode ser vazio!</text:p>
          </table:table-cell>
        </table:table-row>
        <table:table-row>
          <table:table-cell table:style-name="IncluirEmpregado.A2" office:value-type="string">
            <text:p text:style-name="P1">Teste entradas 3</text:p>
          </table:table-cell>
          <table:table-cell table:style-name="IncluirEmpregado.A2" office:value-type="string">
            <text:p text:style-name="P1">asdc344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O CPF incerido não é valido!</text:p>
          </table:table-cell>
        </table:table-row>
        <table:table-row>
          <table:table-cell table:style-name="IncluirEmpregado.A2" office:value-type="string">
            <text:p text:style-name="P1">Teste entradas 4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<text:span text:style-name="T2">O campo 'NOME' não pode ser vazio!</text:span></text:p>
          </table:table-cell>
        </table:table-row>
        <table:table-row>
          <table:table-cell table:style-name="IncluirEmpregado.A2" office:value-type="string">
            <text:p text:style-name="P1">Teste entradas 5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 sdssdsdsdsdsdsdsdssdsd ss sdsdsds sd sds <text:s/>sdsdsd s dss sdsdsd ssd sdsdsd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NOME não pode possuir mais de 100 caracteres</text:p>
          </table:table-cell>
        </table:table-row>
        <table:table-row>
          <table:table-cell table:style-name="IncluirEmpregado.A2" office:value-type="string">
            <text:p text:style-name="P1">Teste entradas 6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campo sexo não pode ser vazio</text:p>
          </table:table-cell>
        </table:table-row>
        <table:table-row>
          <table:table-cell table:style-name="IncluirEmpregado.A2" office:value-type="string">
            <text:p text:style-name="P1">Teste entradas 7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Homosexual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sexo incerido é invalido</text:p>
          </table:table-cell>
        </table:table-row>
        <table:table-row>
          <table:table-cell table:style-name="IncluirEmpregado.A2" office:value-type="string">
            <text:p text:style-name="P1">Teste entradas 8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campo data de nascimento é obrigatorio</text:p>
          </table:table-cell>
        </table:table-row>
        <table:table-row>
          <table:table-cell table:style-name="IncluirEmpregado.A2" office:value-type="string">
            <text:p text:style-name="P1">Teste entradas 9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campo data de adimissão é obrigatorio</text:p>
          </table:table-cell>
        </table:table-row>
        <text:soft-page-break/>
        <table:table-row>
          <table:table-cell table:style-name="IncluirEmpregado.A2" office:value-type="string">
            <text:p text:style-name="P1">Teste entradas 10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<text:s/>O campo salário não pode ser vazio</text:p>
          </table:table-cell>
        </table:table-row>
      </table:table>
      <text:p text:style-name="P8"/>
      <text:p text:style-name="P8"/>
      <text:p text:style-name="P8"/>
      <text:p text:style-name="P8"/>
      <text:p text:style-name="Standard"/>
      <text:p text:style-name="P7">Teste excluir Empregado :</text:p>
      <text:p text:style-name="Standard"/>
      <text:p text:style-name="Standard"/>
      <text:p text:style-name="Standard"/>
      <text:p text:style-name="P8"><text:tab/><text:span text:style-name="T1">Classes de equivalência :</text:span></text:p>
      <text:p text:style-name="P6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Entradas</text:p>
          </table:table-cell>
          <table:table-cell table:style-name="Tabela1.A1" office:value-type="string">
            <text:p text:style-name="P1">Classe de equivalência válida</text:p>
          </table:table-cell>
          <table:table-cell table:style-name="Tabela1.C1" office:value-type="string">
            <text:p text:style-name="P1">Classe de equivalência invalida</text:p>
          </table:table-cell>
        </table:table-row>
        <table:table-row>
          <table:table-cell table:style-name="Tabela1.A2" office:value-type="string">
            <text:p text:style-name="P1">CPF</text:p>
          </table:table-cell>
          <table:table-cell table:style-name="Tabela1.A2" office:value-type="string">
            <text:p text:style-name="P1">CPF válido de acordo com as normas do CPF Brasileiro.</text:p>
          </table:table-cell>
          <table:table-cell table:style-name="Tabela1.C2" office:value-type="string">
            <text:p text:style-name="P1">Caracteres não informados.</text:p>
            <text:p text:style-name="P1">Qualquer cadeia de numeros ou carcters que não estejam de acordo com o norma Brasileira de CPF</text:p>
          </table:table-cell>
        </table:table-row>
      </table:table>
      <text:p text:style-name="P9"/>
      <text:p text:style-name="P9"/>
      <text:p text:style-name="P9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">Testes de entradas</text:p>
          </table:table-cell>
          <table:table-cell table:style-name="Tabela2.A1" office:value-type="string">
            <text:p text:style-name="P1">CPF</text:p>
          </table:table-cell>
          <table:table-cell table:style-name="Tabela2.C1" office:value-type="string">
            <text:p text:style-name="P2">Saida experada</text:p>
          </table:table-cell>
        </table:table-row>
        <table:table-row>
          <table:table-cell table:style-name="Tabela2.A2" office:value-type="string">
            <text:p text:style-name="P2">Teste 1</text:p>
          </table:table-cell>
          <table:table-cell table:style-name="Tabela2.A2" office:value-type="string">
            <text:p text:style-name="P1">12862377775</text:p>
          </table:table-cell>
          <table:table-cell table:style-name="Tabela2.C2" office:value-type="string">
            <text:p text:style-name="P2">Empregado excluido com sucesso!</text:p>
          </table:table-cell>
        </table:table-row>
        <table:table-row>
          <table:table-cell table:style-name="Tabela2.A2" office:value-type="string">
            <text:p text:style-name="P2">Teste 2</text:p>
          </table:table-cell>
          <table:table-cell table:style-name="Tabela2.A2" office:value-type="string">
            <text:p text:style-name="P1">&lt;&lt;VAZIO&gt;&gt;</text:p>
          </table:table-cell>
          <table:table-cell table:style-name="Tabela2.C2" office:value-type="string">
            <text:p text:style-name="P2">Erro: O CPF incerido não é valido</text:p>
          </table:table-cell>
        </table:table-row>
        <table:table-row>
          <table:table-cell table:style-name="Tabela2.A2" office:value-type="string">
            <text:p text:style-name="P2">Teste 3</text:p>
          </table:table-cell>
          <table:table-cell table:style-name="Tabela2.A2" office:value-type="string">
            <text:p text:style-name="P1">44frf55rr</text:p>
          </table:table-cell>
          <table:table-cell table:style-name="Tabela2.C2" office:value-type="string">
            <text:p text:style-name="P2">Erro: O CPF incerido não é valido</text:p>
          </table:table-cell>
        </table:table-row>
      </table:table>
      <text:p text:style-name="P9"/>
      <text:p text:style-name="P9"/>
      <text:p text:style-name="P9"/>
      <text:p text:style-name="P9"/>
      <text:p text:style-name="P7">Teste alterar Empregado :</text:p>
      <text:p text:style-name="Standard"/>
      <text:p text:style-name="Standard"/>
      <text:p text:style-name="Standard"/>
      <text:p text:style-name="P10"><text:tab/><text:span text:style-name="T1">Classes de equivalência :</text:span></text:p>
      <text:p text:style-name="P9"/>
      <text:p text:style-name="P9"/>
      <text:p text:style-name="P9"/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">Entradas</text:p>
          </table:table-cell>
          <table:table-cell table:style-name="Tabela4.A1" office:value-type="string">
            <text:p text:style-name="P1">Classe de equivalência válida</text:p>
          </table:table-cell>
          <table:table-cell table:style-name="Tabela4.C1" office:value-type="string">
            <text:p text:style-name="P1">Classe de equivalência invalida</text:p>
          </table:table-cell>
        </table:table-row>
        <table:table-row>
          <table:table-cell table:style-name="Tabela4.A2" office:value-type="string">
            <text:p text:style-name="P1">CPF</text:p>
          </table:table-cell>
          <table:table-cell table:style-name="Tabela4.A2" office:value-type="string">
            <text:p text:style-name="P1">CPF válido de acordo com as normas do CPF Brasileiro.</text:p>
            <text:p text:style-name="P1">O CPF deve ser de um empregado já cadastrado no sistema.</text:p>
          </table:table-cell>
          <table:table-cell table:style-name="Tabela4.C2" office:value-type="string">
            <text:p text:style-name="P1">Caracteres não informados.</text:p>
            <text:p text:style-name="P1">Qualquer cadeia de numeros ou carcters que não estejam de acordo com o norma Brasileira de CPF</text:p>
          </table:table-cell>
        </table:table-row>
        <table:table-row>
          <table:table-cell table:style-name="Tabela4.A2" office:value-type="string">
            <text:p text:style-name="P1">Nome Completo</text:p>
          </table:table-cell>
          <table:table-cell table:style-name="Tabela4.A2" office:value-type="string">
            <text:p text:style-name="P4">Cadeia de caracteres de tamanho máximo de 100</text:p>
          </table:table-cell>
          <table:table-cell table:style-name="Tabela4.C2" office:value-type="string">
            <text:p text:style-name="P5">Caracteres não informados.</text:p>
            <text:p text:style-name="P4">Cadeia de caracteres de maior que 100.</text:p>
          </table:table-cell>
        </table:table-row>
        <table:table-row>
          <table:table-cell table:style-name="Tabela4.A2" office:value-type="string">
            <text:p text:style-name="P1">Sexo</text:p>
          </table:table-cell>
          <table:table-cell table:style-name="Tabela4.A2" office:value-type="string">
            <text:p text:style-name="P4">Cadeia de carcteres 'Masculino' ou 'Feminino'</text:p>
          </table:table-cell>
          <table:table-cell table:style-name="Tabela4.C2" office:value-type="string">
            <text:p text:style-name="P5">Caracteres não informados.</text:p>
            <text:p text:style-name="P4"><text:soft-page-break/>Qualquer caideia de caracteres que não sejam 'Masculino' ou 'Feminino'</text:p>
          </table:table-cell>
        </table:table-row>
        <table:table-row>
          <table:table-cell table:style-name="Tabela4.A2" office:value-type="string">
            <text:p text:style-name="P1">Data de Nascimento</text:p>
          </table:table-cell>
          <table:table-cell table:style-name="Tabela4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Tabela4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  <table:table-row>
          <table:table-cell table:style-name="Tabela4.A2" office:value-type="string">
            <text:p text:style-name="P1">Data de Admissão</text:p>
          </table:table-cell>
          <table:table-cell table:style-name="Tabela4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Tabela4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  <table:table-row>
          <table:table-cell table:style-name="Tabela4.A2" office:value-type="string">
            <text:p text:style-name="P1">Salário</text:p>
          </table:table-cell>
          <table:table-cell table:style-name="Tabela4.A2" office:value-type="string">
            <text:p text:style-name="P3">Salário atual deve ser &gt;= 500,00 e &lt;= 100.000,00.</text:p>
          </table:table-cell>
          <table:table-cell table:style-name="Tabela4.C2" office:value-type="string">
            <text:p text:style-name="P1">Caracteres não informados.</text:p>
            <text:p text:style-name="P3">Salário <text:s/>&lt;= 500,00 e &gt;= 100.000,00.</text:p>
          </table:table-cell>
        </table:table-row>
        <table:table-row>
          <table:table-cell table:style-name="Tabela4.A2" office:value-type="string">
            <text:p text:style-name="P1">Data de Desligamento</text:p>
          </table:table-cell>
          <table:table-cell table:style-name="Tabela4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Tabela4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</table:table>
      <text:p text:style-name="Standard"/>
      <text:p text:style-name="P9"/>
      <text:p text:style-name="P9"/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row>
          <table:table-cell table:style-name="Tabela3.A1" office:value-type="string">
            <text:p text:style-name="P1">Testes de entradas</text:p>
          </table:table-cell>
          <table:table-cell table:style-name="Tabela3.A1" office:value-type="string">
            <text:p text:style-name="P1">CPF</text:p>
          </table:table-cell>
          <table:table-cell table:style-name="Tabela3.A1" office:value-type="string">
            <text:p text:style-name="P1">Nome Completo</text:p>
          </table:table-cell>
          <table:table-cell table:style-name="Tabela3.A1" office:value-type="string">
            <text:p text:style-name="P1">Sexo</text:p>
          </table:table-cell>
          <table:table-cell table:style-name="Tabela3.A1" office:value-type="string">
            <text:p text:style-name="P1">Data de Nascimento</text:p>
          </table:table-cell>
          <table:table-cell table:style-name="Tabela3.A1" office:value-type="string">
            <text:p text:style-name="P1">Data de Admissão</text:p>
          </table:table-cell>
          <table:table-cell table:style-name="Tabela3.A1" office:value-type="string">
            <text:p text:style-name="P1">Salário</text:p>
          </table:table-cell>
          <table:table-cell table:style-name="Tabela3.A1" office:value-type="string">
            <text:p text:style-name="P1">Data de Desligamento</text:p>
          </table:table-cell>
          <table:table-cell table:style-name="Tabela3.I1" office:value-type="string">
            <text:p text:style-name="P1">Saida Esperada</text:p>
          </table:table-cell>
        </table:table-row>
        <table:table-row>
          <table:table-cell table:style-name="Tabela3.A2" office:value-type="string">
            <text:p text:style-name="P1">Teste entradas 1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mpregado incluido com sucesso</text:p>
          </table:table-cell>
        </table:table-row>
        <table:table-row>
          <table:table-cell table:style-name="Tabela3.A2" office:value-type="string">
            <text:p text:style-name="P1">Teste entradas 2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CPF não pode ser vazio!</text:p>
          </table:table-cell>
        </table:table-row>
        <table:table-row>
          <table:table-cell table:style-name="Tabela3.A2" office:value-type="string">
            <text:p text:style-name="P1">Teste entradas 3</text:p>
          </table:table-cell>
          <table:table-cell table:style-name="Tabela3.A2" office:value-type="string">
            <text:p text:style-name="P1">asdc344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O CPF incerido não é valido!</text:p>
          </table:table-cell>
        </table:table-row>
        <table:table-row>
          <table:table-cell table:style-name="Tabela3.A2" office:value-type="string">
            <text:p text:style-name="P1">Teste entradas 4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<text:span text:style-name="T2">O campo 'NOME' </text:span><text:span text:style-name="T2">não pode ser vazio!</text:span></text:p>
          </table:table-cell>
        </table:table-row>
        <table:table-row>
          <table:table-cell table:style-name="Tabela3.A2" office:value-type="string">
            <text:p text:style-name="P1">Teste entradas 5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 sdssdsdsdsdsdsd<text:soft-page-break/>sdssdsd ss sdsdsds sd sds <text:s/>sdsdsd s dss sdsdsd ssd sdsdsd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NOME <text:soft-page-break/>não pode possuir mais de 100 caracteres</text:p>
          </table:table-cell>
        </table:table-row>
        <table:table-row>
          <table:table-cell table:style-name="Tabela3.A2" office:value-type="string">
            <text:p text:style-name="P1">Teste entradas 6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campo sexo não pode ser vazio</text:p>
          </table:table-cell>
        </table:table-row>
        <table:table-row>
          <table:table-cell table:style-name="Tabela3.A2" office:value-type="string">
            <text:p text:style-name="P1">Teste entradas 7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Homosexual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sexo incerido é invalido</text:p>
          </table:table-cell>
        </table:table-row>
        <table:table-row>
          <table:table-cell table:style-name="Tabela3.A2" office:value-type="string">
            <text:p text:style-name="P1">Teste entradas 8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campo data de nascimento é obrigatorio</text:p>
          </table:table-cell>
        </table:table-row>
        <table:table-row>
          <table:table-cell table:style-name="Tabela3.A2" office:value-type="string">
            <text:p text:style-name="P1">Teste entradas 9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campo data de adimissão é obrigatorio</text:p>
          </table:table-cell>
        </table:table-row>
        <table:table-row>
          <table:table-cell table:style-name="Tabela3.A2" office:value-type="string">
            <text:p text:style-name="P1">Teste entradas 10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<text:s/>O campo salário não pode ser vazio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Teste Cacular emprestimo :</text:p>
      <text:p text:style-name="Standard"/>
      <text:p text:style-name="Standard"/>
      <text:p text:style-name="Standard"/>
      <text:p text:style-name="P10"><text:tab/><text:span text:style-name="T1">Classes de equivalência :</text:span></text:p>
      <text:p text:style-name="P10"><text:span text:style-name="T1"/></text:p>
      <text:p text:style-name="P10"><text:span text:style-name="T1"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">Entradas</text:p>
          </table:table-cell>
          <table:table-cell table:style-name="Tabela5.A1" office:value-type="string">
            <text:p text:style-name="P2">Classe de equivalência <text:s/>Válida</text:p>
          </table:table-cell>
          <table:table-cell table:style-name="Tabela5.C1" office:value-type="string">
            <text:p text:style-name="P2">Classe de equivalência <text:s/>inválida</text:p>
          </table:table-cell>
        </table:table-row>
        <table:table-row>
          <table:table-cell table:style-name="Tabela5.A2" office:value-type="string">
            <text:p text:style-name="P2">CPF</text:p>
          </table:table-cell>
          <table:table-cell table:style-name="Tabela5.A2" office:value-type="string">
            <text:p text:style-name="P1">CPF válido de acordo com as normas do CPF Brasileiro.</text:p>
            <text:p text:style-name="P1">CPF que esteja cadastrado e seja equivalente a um empregado.</text:p>
          </table:table-cell>
          <table:table-cell table:style-name="Tabela5.C2" office:value-type="string">
            <text:p text:style-name="P1">Caracteres não informados.</text:p>
            <text:p text:style-name="P1">Qualquer cadeia de numeros ou carcters que não estejam de acordo com o norma Brasileira de CPF.</text:p>
            <text:p text:style-name="P1">CPF não cadastrado.</text:p>
          </table:table-cell>
        </table:table-row>
        <table:table-row>
          <table:table-cell table:style-name="Tabela5.A2" office:value-type="string">
            <text:p text:style-name="P2">Valor do emprestimo</text:p>
          </table:table-cell>
          <table:table-cell table:style-name="Tabela5.A2" office:value-type="string">
            <text:p text:style-name="P2">Sequência de numeral positivo.</text:p>
          </table:table-cell>
          <table:table-cell table:style-name="Tabela5.C2" office:value-type="string">
            <text:p text:style-name="P1">Caracteres não informados.</text:p>
            <text:p text:style-name="P1">Numeral negativo.</text:p>
            <text:p text:style-name="P1"/>
            <text:p text:style-name="P1"/>
          </table:table-cell>
        </table:table-row>
        <table:table-row>
          <table:table-cell table:style-name="Tabela5.A2" office:value-type="string">
            <text:p text:style-name="P2">Prestações</text:p>
          </table:table-cell>
          <table:table-cell table:style-name="Tabela5.A2" office:value-type="string">
            <text:p text:style-name="P2">Numeral positivo.</text:p>
            <text:p text:style-name="P2"><text:span text:style-name="T4">Numero &gt;= 1 e &lt;= 18</text:span></text:p>
          </table:table-cell>
          <table:table-cell table:style-name="Tabela5.C2" office:value-type="string">
            <text:p text:style-name="P2">Numero negativo.</text:p>
            <text:p text:style-name="P2">Numero &lt;= 0 ou &gt;= 19</text:p>
          </table:table-cell>
        </table:table-row>
      </table:table>
      <text:p text:style-name="P9"/>
      <text:p text:style-name="P9"/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P2">Testes de entrada</text:p>
          </table:table-cell>
          <table:table-cell table:style-name="Tabela6.A1" office:value-type="string">
            <text:p text:style-name="P2">CPF</text:p>
          </table:table-cell>
          <table:table-cell table:style-name="Tabela6.A1" office:value-type="string">
            <text:p text:style-name="P2">Valor do emprestimo</text:p>
          </table:table-cell>
          <table:table-cell table:style-name="Tabela6.A1" office:value-type="string">
            <text:p text:style-name="P2">Prestações</text:p>
          </table:table-cell>
          <table:table-cell table:style-name="Tabela6.E1" office:value-type="string">
            <text:p text:style-name="P2">Saida esperada</text:p>
          </table:table-cell>
        </table:table-row>
        <table:table-row>
          <table:table-cell table:style-name="Tabela6.A2" office:value-type="string">
            <text:p text:style-name="P2">Teste 1</text:p>
          </table:table-cell>
          <table:table-cell table:style-name="Tabela6.A2" office:value-type="string">
            <text:p text:style-name="P1">&lt;&lt;VAZIO&gt;&gt;</text:p>
          </table:table-cell>
          <table:table-cell table:style-name="Tabela6.A2" office:value-type="string">
            <text:p text:style-name="P16">1000.00</text:p>
            <text:p text:style-name="P2"/>
          </table:table-cell>
          <table:table-cell table:style-name="Tabela6.A2" office:value-type="string">
            <text:p text:style-name="P2">4</text:p>
          </table:table-cell>
          <table:table-cell table:style-name="Tabela6.E2" office:value-type="string">
            <text:p text:style-name="P2">Erro: CPF invalido!</text:p>
          </table:table-cell>
        </table:table-row>
        <table:table-row>
          <table:table-cell table:style-name="Tabela6.A2" office:value-type="string">
            <text:p text:style-name="P2">Teste 2</text:p>
          </table:table-cell>
          <table:table-cell table:style-name="Tabela6.A2" office:value-type="string">
            <text:p text:style-name="P1">12862377775</text:p>
          </table:table-cell>
          <table:table-cell table:style-name="Tabela6.A2" office:value-type="string">
            <text:p text:style-name="P1">&lt;&lt;VAZIO&gt;&gt;</text:p>
          </table:table-cell>
          <table:table-cell table:style-name="Tabela6.A2" office:value-type="string">
            <text:p text:style-name="P2">4</text:p>
          </table:table-cell>
          <table:table-cell table:style-name="Tabela6.E2" office:value-type="string">
            <text:p text:style-name="P2">Erro: Ops, houve um erro ao coverter o valor do emprestimo! Verifique se ele esta no padrão! <text:s/></text:p>
          </table:table-cell>
        </table:table-row>
        <table:table-row>
          <table:table-cell table:style-name="Tabela6.A2" office:value-type="string">
            <text:p text:style-name="P2">Teste 3</text:p>
          </table:table-cell>
          <table:table-cell table:style-name="Tabela6.A2" office:value-type="string">
            <text:p text:style-name="P1">12862377775</text:p>
          </table:table-cell>
          <table:table-cell table:style-name="Tabela6.A2" office:value-type="string">
            <text:p text:style-name="P16">1000.00</text:p>
            <text:p text:style-name="P2"/>
          </table:table-cell>
          <table:table-cell table:style-name="Tabela6.A2" office:value-type="string">
            <text:p text:style-name="P1">&lt;&lt;VAZIO&gt;&gt;</text:p>
          </table:table-cell>
          <table:table-cell table:style-name="Tabela6.E2" office:value-type="string">
            <text:p text:style-name="P2">Erro: Ops, houve um erro ao coverter o o número de prestações! Verifique se ele esta no padrão! </text:p>
          </table:table-cell>
        </table:table-row>
        <table:table-row>
          <table:table-cell table:style-name="Tabela6.A2" office:value-type="string">
            <text:p text:style-name="P2">Teste 4</text:p>
          </table:table-cell>
          <table:table-cell table:style-name="Tabela6.A2" office:value-type="string">
            <text:p text:style-name="P1">1gffhfh</text:p>
          </table:table-cell>
          <table:table-cell table:style-name="Tabela6.A2" office:value-type="string">
            <text:p text:style-name="P16">1000.00</text:p>
            <text:p text:style-name="P2"/>
          </table:table-cell>
          <table:table-cell table:style-name="Tabela6.A2" office:value-type="string">
            <text:p text:style-name="P2">4</text:p>
          </table:table-cell>
          <table:table-cell table:style-name="Tabela6.E2" office:value-type="string">
            <text:p text:style-name="P2">Erro: O CPF incerido é inválido!</text:p>
          </table:table-cell>
        </table:table-row>
        <table:table-row>
          <table:table-cell table:style-name="Tabela6.A2" office:value-type="string">
            <text:p text:style-name="P2">Teste 5</text:p>
          </table:table-cell>
          <table:table-cell table:style-name="Tabela6.A2" office:value-type="string">
            <text:p text:style-name="P1">12862377775</text:p>
          </table:table-cell>
          <table:table-cell table:style-name="Tabela6.A2" office:value-type="string">
            <text:p text:style-name="P16">1000.00</text:p>
            <text:p text:style-name="P2"/>
          </table:table-cell>
          <table:table-cell table:style-name="Tabela6.A2" office:value-type="string">
            <text:p text:style-name="P2">1</text:p>
          </table:table-cell>
          <table:table-cell table:style-name="Tabela6.E2" office:value-type="string">
            <text:p text:style-name="P8">valor prestação 1.05</text:p>
            <text:p text:style-name="P8">valor total 1.05</text:p>
            <text:section text:style-name="Sect1" text:name="000026">
              <text:p text:style-name="P19">valor do emprestimo 1</text:p>
              <text:p text:style-name="P19">nome: Tiago de Araújo Neves</text:p>
            </text:section>
            <text:p text:style-name="P8"/>
            <text:p text:style-name="P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Symbol" svg:font-family="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31T11:18:51.35</meta:creation-date>
    <dc:date>2013-08-01T00:00:52.87</dc:date>
    <meta:editing-duration>PT1H35M33S</meta:editing-duration>
    <meta:editing-cycles>15</meta:editing-cycles>
    <meta:generator>BrOffice/3.3$Win32 LibreOffice_project/330m19$Build-401</meta:generator>
    <meta:document-statistic meta:table-count="8" meta:image-count="0" meta:object-count="0" meta:page-count="6" meta:paragraph-count="374" meta:word-count="1317" meta:character-count="7973"/>
  </office:meta>
</office:document-meta>
</file>